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662cm" style:rel-width="98%" table:align="center"/>
    </style:style>
    <style:style style:name="Tableau1.A" style:family="table-column">
      <style:table-column-properties style:column-width="16.662cm" style:rel-column-width="64222*"/>
    </style:style>
    <style:style style:name="Tableau1.A1" style:family="table-cell">
      <style:table-cell-properties style:vertical-align="middle" fo:padding="0.106cm" fo:border="none"/>
    </style:style>
    <style:style style:name="Tableau2" style:family="table">
      <style:table-properties style:width="16.662cm" style:rel-width="98%" table:align="center"/>
    </style:style>
    <style:style style:name="Tableau2.A" style:family="table-column">
      <style:table-column-properties style:column-width="16.662cm" style:rel-column-width="64222*"/>
    </style:style>
    <style:style style:name="Tableau2.A1" style:family="table-cell">
      <style:table-cell-properties style:vertical-align="middle" fo:padding="0.106cm" fo:border="none"/>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top="0cm" fo:margin-bottom="0cm"/>
    </style:style>
    <style:style style:name="P3" style:family="paragraph" style:parent-style-name="Table_20_Contents">
      <style:paragraph-properties fo:text-align="start" style:justify-single-word="false"/>
    </style:style>
    <style:style style:name="T1"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display-border="fals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Objet1" text:anchor-type="page" text:anchor-page-number="1" svg:x="0cm" svg:y="0cm" svg:width="8.89cm" svg:height="7.408cm" draw:z-index="1">
        <draw:floating-frame draw:frame-name="aswift_1"/>
      </draw:frame>
      <text:p text:style-name="Standard"/>
      <text:section text:style-name="Sect1" text:name="contenu">
        <text:section text:style-name="Sect1" text:name="news">
          <text:h text:style-name="Heading_20_1" text:outline-level="1">FAQ Energie &amp; Production du Menu Ressources</text:h>
          <text:p text:style-name="Text_20_body">Aide pour le menu Ressources, l'énergie et la production des mines et des satellites solaires pour faire par exemple graviton</text:p>
          <text:p text:style-name="P1"><text:bookmark text:name="aswift_1_anchor"/><text:span text:style-name="Strong_20_Emphasis"><text:span text:style-name="T1">Plan :</text:span></text:span><text:span text:style-name="Strong_20_Emphasis"> </text:span><text:line-break/><text:a xlink:type="simple" xlink:href="http://www.aideogame.fr/ressources-energie-production.htm#general">I) Général</text:a><text:line-break/><text:a xlink:type="simple" xlink:href="http://www.aideogame.fr/ressources-energie-production.htm#terraformeur">II) Terraformeur</text:a><text:line-break/><text:a xlink:type="simple" xlink:href="http://www.aideogame.fr/ressources-energie-production.htm#graviton">III) Graviton</text:a><text:line-break/><text:a xlink:type="simple" xlink:href="http://www.aideogame.fr/ressources-energie-production.htm#annexe">IV) Annexe</text:a></text:p>
          <text:h text:style-name="Heading_20_2" text:outline-level="2"><text:bookmark text:name="general"/>I) Général</text:h>
          <text:p text:style-name="P2">Peux tu m'expliquer l'écran "ressources" ?<text:line-break/><draw:frame draw:style-name="fr1" draw:name="images1" text:anchor-type="as-char" svg:width="11.827cm" svg:height="8.361cm" draw:z-index="0"><draw:image xlink:href="http://img181.imageshack.us/img181/3586/prod2uz0.gif" xlink:type="simple" xlink:show="embed" xlink:actuate="onLoad"/><svg:title>ogame</svg:title></draw:frame><text:line-break/>1)<text:span text:style-name="T1"> Facteur de production</text:span> : il doit toujours être égal à 1 dans le cas contraire ça veut dire qu'il te manque de l'énergie. <text:span text:style-name="Strong_20_Emphasis"><text:line-break/>ATTENTION : il est impossible d'avoir un facteur supérieur à 1.</text:span><text:line-break/><text:line-break/>2) <text:span text:style-name="T1">Revenu de base </text:span>: c'est le minimum de ressources que tu gagnes par heure. Même si tu arrêtes tes mines.<text:line-break/><text:line-break/>3) <text:span text:style-name="T1">Contrôle de la production</text:span> : en modifiant le %, tu modifies la production de tes mines.<text:line-break/>Plus le % est faible, moins tes mines produisent. Par exemple s'il te manque de l'énergie, tu peux diminuer la production de certaines mines au profit d'autres pour faire revenir le facteur de production à 1.<text:line-break/>N'oublies pas de cliquer sur le bouton "Calculer" pour sauvegarder les changements. <text:line-break/><text:line-break/>4) <text:span text:style-name="T1">Centrale électrique de fusion</text:span> : en activant la production de celle ci, tu remarqueras qu'elle consomme du deutérium et par conséquent qu'elle diminue ta production de deutérium au total. C'est la seule centrale à fonctionner ainsi.<text:line-break/>- L'énergie affichée en rouge est celle consommée par les mines. Sur l'image tu peux voir :" <text:soft-page-break/>2.708/2.708", ca veut dire que cette mine possède toute l'énergie qu'il lui faut. Si il était inscrit " 2.000/2.708", celà voudrait dire qu'il lui manque de l'énergie. (<text:a xlink:type="simple" xlink:href="http://img341.imageshack.us/img341/7935/prodfaiblefl8.gif" office:target-frame-name="_blank" xlink:show="new">clique ici</text:a> pour consulter un exemple de sous production.)<text:line-break/>- L'énergie affichée en vert est celle produite par les centrales et les satellites.<text:line-break/>- Les ressources affichées en vert sont celles produites par tes mines chaque heure.<text:line-break/>Enfin en dessous, tu peux voir ta capacité à stocker des ressources (Si tu la dépasse, tes mines s'arrêtent de produire) ainsi que le total (revenu de base + ressource par niveau de la mine)<text:line-break/><text:line-break/>Dans l'énergie, j'ai deux nombres... Je n'y comprend rien... Peux tu m'expliquer ?(ex : 154/8.894).<text:line-break/>154 = énergie inutilisée ou "libre" (si elle est supérieure à 0 c'est que tu n'utilises pas toute ton énergie, dans le cas contraire il t'en manque)<text:line-break/>8.894 = énergie total<text:line-break/><text:line-break/>Mon énergie apparaît en rouge et elle est négative...Qu'est ce que cela signifie ? (ex : -403/5.861)<text:line-break/>Ca signifie qu'il te manque de l'énergie, donc tes mines produiront moins de ressources.<text:line-break/><text:line-break/>Que dois-je faire alors ?<text:line-break/>Construire ou agrandir tes centrales / Construire des satellites solaires.<text:line-break/><text:line-break/>Maintenant ce sont mes ressources qui apparaissent en rouge... Pourquoi ?<text:line-break/>Si tes ressources apparaissent en rouge, ça signifie que tu as atteint la capacité de stockage de tes hangars/réservoirs et donc tes mines arrêtent de produire. Développes tes hangars/réservoirs pour pouvoir stocker encore plus de ressources tout en continuant de produire.<text:line-break/><text:line-break/>Tiens, j'ai remarqué que la production des satellites solaires n'était pas la même sur toutes mes planètes, pourquoi ?<text:line-break/>Parce que la production des satellites dépend de la température maximum de la planete et donc par conséquent de sa position (1 à 15, 1 étant la près du soleil)<text:line-break/><text:line-break/>Comment connaître la production des satellites alors ?<text:line-break/>Il faut faire un petit calcul : </text:p>
          <table:table table:name="Tableau1" table:style-name="Tableau1">
            <table:table-column table:style-name="Tableau1.A"/>
            <table:table-row>
              <table:table-cell table:style-name="Tableau1.A1" office:value-type="string">
                <text:p text:style-name="P3">Arrondi inférieur [ (TempératureMax / 4) + 20 ] (avec un maximum de 50 ou 51 d'énergie par satellite)</text:p>
              </table:table-cell>
            </table:table-row>
          </table:table>
          <text:p text:style-name="Text_20_body"><text:line-break/><text:line-break/>Lorsque je clique sur le bouton "Calculer" dans ressources, la production de mes satellites solaires change encore. Elle diminue... C'est normal ?<text:line-break/>Oui car il y a un bug (= problème), tu dois cliquer une fois sur le bouton "Calculer" pour afficher la vraie production des satellites.<text:line-break/><text:line-break/>J'ai appris que les satellites peuvent être détruits pendant les combats, si c'est le cas, que va devenir l'énergie produite par ceux ci ?<text:line-break/>Tu perdras toute l'énergie produite par les satellites et il faudra reconstruire de nouveaux satellites</text:p>
          <text:h text:style-name="Heading_20_2" text:outline-level="2"><text:bookmark text:name="terraformeur"/>II) Terraformeur</text:h>
          <text:p text:style-name="Text_20_body">Je viens de débloquer le Terraformeur.... Mais cette construction particulière nécessite de l'énergie ?<text:line-break/>Tout à fait le Terraformeur a besoin d'énergie pour chaque niveau.<text:line-break/>niveau 1 = 1.000 énergie<text:line-break/>niveau 2 = 2.000 <text:line-break/>niveau 3 = 4.000 <text:line-break/>niveau 4 = 8.000 <text:line-break/><text:soft-page-break/>niveau 5 = 16.000<text:line-break/>niveau 6 = 32.000<text:line-break/>etc<text:line-break/><text:line-break/>J'ai "1.000/2.000 énergie", mais si je construis le niveau 1 du Terraformeur, il me restera "0/2.000 énergie" non ?<text:line-break/>Non il te restera "1.000/2.000 énergie", car le Terraformeur a besoin de l'énergie total. (en haut à droite)<text:line-break/><text:line-break/>Si je perd de l'énergie, vais-je aussi perdre des cases ?<text:line-break/>Non</text:p>
          <text:h text:style-name="Heading_20_2" text:outline-level="2"><text:bookmark text:name="graviton"/>III) Graviton</text:h>
          <text:p text:style-name="Text_20_body">Je viens de débloquer la technologie Graviton... Il me faut 300.000 d' énergie!!! Comment vais-je faire ?<text:line-break/>La meilleure solution consiste à créer des milliers de satellites solaires.<text:line-break/>(Pour plus d'information sur le nombre de satellites à créer consultes ce calculateur : <text:a xlink:type="simple" xlink:href="http://sims99.free.fr/tools/sat/index.php?=mondsim" office:target-frame-name="_blank" xlink:show="new">MondSim</text:a>)<text:line-break/><text:line-break/>Et pour l'énergie, ça fonctionne comme le Terraformeur ? Il me faut 300.000 d'énergie en haut à droite ?<text:line-break/>Oui c'est exactement ça.<text:line-break/><text:line-break/>Si je perd mes satellites et donc par conséquent mon énergie, vais-je aussi perdre ma technologie Graviton ?<text:line-break/>Non, une fois la technologie acquise, elle l'est pour toujours.</text:p>
          <text:h text:style-name="Heading_20_2" text:outline-level="2"><text:bookmark text:name="annexe"/>IV) Annexe</text:h>
          <text:p text:style-name="P2"><text:span text:style-name="Strong_20_Emphasis">Avantages/Inconvénients des différentes sources d'énergies :</text:span><text:line-break/><text:line-break/><text:span text:style-name="T1">Centrale électrique solaire : </text:span><text:line-break/>Avantages : elle peut être utilisée sur toutes vos planètes<text:line-break/>Inconvénients : le prix<text:line-break/><text:line-break/><text:span text:style-name="T1">Centrale électrique de fusion : </text:span><text:line-break/>Avantages : elle est à utiliser de préférence sur les planètes froides (position 10 à 15) car sur ces planètes la production de deutérium y est plus importante. <text:line-break/>Inconvénients : le prix / consommation grandissante de deutérium (il faut faire suivre le synthétiseur)<text:line-break/><text:line-break/><text:span text:style-name="T1">Satellite solaire :</text:span><text:line-break/>Avantages: ils sont à utiliser de préférence sur les planètes chaudes (position 1 à 6) car ces planètes sont plus proche du soleil.<text:line-break/>Inconvénients : rendement trop faible sur les planètes froides, peuvent être détruits dans un combat.<text:line-break/><text:line-break/>Il y a aussi une stratégie qui consiste à construire et agrandir la centrale électrique de fusion mais de mettre la production de celle-ci à 0. Puis construire les satellites nécessaires. Si les satellites se font détruire, on met la centrale électrique de fusion à fond pour éviter les pertes d'énergie, le temps de reconstruire les satellites.<text:line-break/><text:line-break/><text:span text:style-name="Strong_20_Emphasis">Jargon concernant l'énergie et la production :</text:span></text:p>
          <table:table table:name="Tableau2" table:style-name="Tableau2">
            <table:table-column table:style-name="Tableau2.A"/>
            <text:soft-page-break/>
            <table:table-row>
              <table:table-cell table:style-name="Tableau2.A1" office:value-type="string">
                <text:p text:style-name="P3">CES = centrale électrique solaire<text:line-break/>CEF = centrale électrique de fusion<text:line-break/>SAT = satellite solaire<text:line-break/>NRJ = énergie<text:line-break/>M = Métal<text:line-break/>C = Cristal<text:line-break/>D = Deuterium<text:line-break/>MP = Matière Première<text:line-break/>K = Kilo (facteur 1000)<text:line-break/>M = Million<text:line-break/>B = Billion/Milliard<text:line-break/><text:line-break/>exemple : <text:line-break/>30K C =&gt; 30.000 cristaux</text:p>
              </table:table-cell>
            </table:table-row>
          </table:table>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1T18:27:26.40</meta:creation-date>
    <meta:document-statistic meta:table-count="2" meta:image-count="1" meta:object-count="1" meta:page-count="4" meta:paragraph-count="14" meta:word-count="1058" meta:character-count="6376"/>
    <dc:date>2014-04-21T18:27:42.48</dc:date>
    <meta:editing-duration>PT16S</meta:editing-duration>
    <meta:editing-cycles>1</meta:editing-cycles>
    <meta:generator>OpenOffice/4.0.1$Win32 OpenOffice.org_project/401m5$Build-9714</meta:generator>
  </office:meta>
</office:document-meta>
</file>